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90"/>
  <manifest:file-entry manifest:media-type=""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499cm" style:auto-text-indent="false"/>
    </style:style>
    <style:style style:name="P4"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Heading_20_4">
      <style:paragraph-properties fo:margin-left="0cm" fo:margin-right="0cm" fo:text-indent="0.499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0" style:family="paragraph" style:parent-style-name="Heading_20_3">
      <style:paragraph-properties fo:break-before="page"/>
    </style:style>
    <style:style style:name="P11" style:family="paragraph" style:parent-style-name="Heading_20_1" style:master-page-name="Standard">
      <style:paragraph-properties style:page-number="1"/>
    </style:style>
    <style:style style:name="P12" style:family="paragraph" style:parent-style-name="Heading_20_3">
      <style:paragraph-properties fo:margin-left="0cm" fo:margin-right="0cm" fo:text-indent="0cm" style:auto-text-indent="false"/>
    </style:style>
    <style:style style:name="P13" style:family="paragraph" style:parent-style-name="Text_20_body" style:master-page-name="Index">
      <style:paragraph-properties style:page-number="auto"/>
    </style:style>
    <style:style style:name="P14" style:family="paragraph" style:parent-style-name="Text_20_body" style:list-style-name="List_20_2"/>
    <style:style style:name="P15" style:family="paragraph" style:parent-style-name="Text_20_body" style:list-style-name="List_20_2"/>
    <style:style style:name="P16" style:family="paragraph" style:parent-style-name="Text_20_body" style:list-style-name="List_20_2"/>
    <style:style style:name="P17" style:family="paragraph" style:parent-style-name="Text_20_body" style:list-style-name="List_20_2"/>
    <style:style style:name="P18" style:family="paragraph" style:parent-style-name="Text_20_body" style:list-style-name="List_20_2"/>
    <style:style style:name="P19" style:family="paragraph" style:parent-style-name="Text_20_body" style:list-style-name="List_20_2"/>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paragraph-properties fo:text-align="center" style:justify-single-word="false"/>
      <style:text-properties fo:font-weight="normal" style:font-weight-asian="normal" style:font-weight-complex="normal"/>
    </style:style>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style style:name="P25" style:family="paragraph" style:parent-style-name="Text_20_body">
      <style:paragraph-properties fo:text-align="center" style:justify-single-word="false"/>
    </style:style>
    <style:style style:name="P26" style:family="paragraph" style:parent-style-name="Text_20_body" style:list-style-name="L2">
      <style:paragraph-properties fo:text-align="center" style:justify-single-word="false"/>
    </style:style>
    <style:style style:name="P27" style:family="paragraph" style:parent-style-name="Text_20_body" style:list-style-name="L2">
      <style:paragraph-properties fo:text-align="center"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ist_20_2"/>
    <style:style style:name="P31" style:family="paragraph" style:parent-style-name="Text_20_body" style:list-style-name="List_20_2"/>
    <style:style style:name="P32" style:family="paragraph" style:parent-style-name="Text_20_body" style:list-style-name="List_20_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paragraph-properties fo:margin-left="0cm" fo:margin-right="0cm" fo:text-indent="0cm" style:auto-text-indent="false"/>
    </style:style>
    <style:style style:name="P42" style:family="paragraph" style:parent-style-name="Text_20_body">
      <style:paragraph-properties fo:margin-left="0cm" fo:margin-right="0cm" fo:text-align="center" style:justify-single-word="false" fo:text-indent="0cm" style:auto-text-indent="false"/>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margin-left="0cm" fo:margin-right="0cm" fo:text-indent="0.499cm" style:auto-text-indent="false"/>
    </style:style>
    <style:style style:name="P45" style:family="paragraph" style:parent-style-name="Heading_20_4">
      <style:paragraph-properties fo:margin-left="0cm" fo:margin-right="0cm" fo:text-indent="0cm" style:auto-text-indent="false"/>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5">
      <style:paragraph-properties>
        <style:tab-stops>
          <style:tab-stop style:position="15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de">
      <style:text-properties fo:font-weight="normal" style:font-weight-asian="normal" style:font-weight-complex="normal"/>
    </style:style>
    <style:style style:name="P52" style:family="paragraph" style:parent-style-name="Title" style:master-page-name="First_20_Page">
      <style:paragraph-properties style:page-number="auto"/>
    </style:styl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4"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5"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5:50:53.99">9 novembre 2007</text:date><text:line-break/>Numéro de révision : <text:editing-cycles>114</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13"/>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48"><text:a xlink:type="simple" xlink:href="#1.Introduction|outline" text:style-name="Index_20_Link" text:visited-style-name="Index_20_Link">1. Introduction</text:a><text:tab/>1</text:p>
          <text:p text:style-name="P46"><text:a xlink:type="simple" xlink:href="#1.1.Les données|outline" text:style-name="Index_20_Link" text:visited-style-name="Index_20_Link">1.1. Les données</text:a><text:tab/>1</text:p>
          <text:p text:style-name="P46"><text:a xlink:type="simple" xlink:href="#1.2.Les variables|outline" text:style-name="Index_20_Link" text:visited-style-name="Index_20_Link">1.2. Les variables</text:a><text:tab/>1</text:p>
          <text:p text:style-name="P46"><text:a xlink:type="simple" xlink:href="#1.3.Commentaires|outline" text:style-name="Index_20_Link" text:visited-style-name="Index_20_Link">1.3. Commentaires</text:a><text:tab/>1</text:p>
          <text:p text:style-name="P48"><text:a xlink:type="simple" xlink:href="#2.Modèle déterministe|outline" text:style-name="Index_20_Link" text:visited-style-name="Index_20_Link">2. Modèle déterministe</text:a><text:tab/>2</text:p>
          <text:p text:style-name="P46"><text:a xlink:type="simple" xlink:href="#2.1.Formulation du problème|outline" text:style-name="Index_20_Link" text:visited-style-name="Index_20_Link">2.1. Formulation du problème</text:a><text:tab/>2</text:p>
          <text:p text:style-name="P46"><text:a xlink:type="simple" xlink:href="#2.2.Méthodes de résolution|outline" text:style-name="Index_20_Link" text:visited-style-name="Index_20_Link">2.2. Méthodes de résolution</text:a><text:tab/>3</text:p>
          <text:p text:style-name="P50"><text:a xlink:type="simple" xlink:href="#2.2.1.Relaxation lagrangienne|outline" text:style-name="Index_20_Link" text:visited-style-name="Index_20_Link">2.2.1. Relaxation lagrangienne</text:a><text:tab/>3</text:p>
          <text:p text:style-name="P49"><text:a xlink:type="simple" xlink:href="#2.2.1.1.Linéarisation|outline" text:style-name="Index_20_Link" text:visited-style-name="Index_20_Link">2.2.1.1. Linéarisation</text:a><text:tab/>3</text:p>
          <text:p text:style-name="P49"><text:a xlink:type="simple" xlink:href="#2.2.1.2.Relaxation lagrangienne|outline" text:style-name="Index_20_Link" text:visited-style-name="Index_20_Link">2.2.1.2. Relaxation lagrangienne</text:a><text:tab/>3</text:p>
          <text:p text:style-name="P49"><text:a xlink:type="simple" xlink:href="#2.2.1.3.Dual lagrangien|outline" text:style-name="Index_20_Link" text:visited-style-name="Index_20_Link">2.2.1.3. Dual lagrangien</text:a><text:tab/>5</text:p>
          <text:p text:style-name="P50"><text:a xlink:type="simple" xlink:href="#2.2.2.Recuit Simulé|outline" text:style-name="Index_20_Link" text:visited-style-name="Index_20_Link">2.2.2. Recuit Simulé</text:a><text:tab/>6</text:p>
          <text:p text:style-name="P49"><text:a xlink:type="simple" xlink:href="#2.2.2.1.Définition|outline" text:style-name="Index_20_Link" text:visited-style-name="Index_20_Link">2.2.2.1. Définition</text:a><text:tab/>6</text:p>
          <text:p text:style-name="P49"><text:a xlink:type="simple" xlink:href="#2.2.2.2.Solution Initiale|outline" text:style-name="Index_20_Link" text:visited-style-name="Index_20_Link">2.2.2.2. Solution Initiale</text:a><text:tab/>6</text:p>
          <text:p text:style-name="P47"><text:a xlink:type="simple" xlink:href="#2.2.2.2.1.Approche naïve|outline" text:style-name="Index_20_Link" text:visited-style-name="Index_20_Link">2.2.2.2.1. Approche naïve</text:a><text:tab/>6</text:p>
          <text:p text:style-name="P47"><text:a xlink:type="simple" xlink:href="#2.2.2.2.2.Approche gloutonne|outline" text:style-name="Index_20_Link" text:visited-style-name="Index_20_Link">2.2.2.2.2. Approche gloutonne</text:a><text:tab/>6</text:p>
          <text:p text:style-name="P47"><text:a xlink:type="simple" xlink:href="#2.2.2.2.3.Approche par relaxation d'une contrainte|outline" text:style-name="Index_20_Link" text:visited-style-name="Index_20_Link">2.2.2.2.3. Approche par relaxation d'une contrainte</text:a><text:tab/>6</text:p>
          <text:p text:style-name="P49"><text:a xlink:type="simple" xlink:href="#2.2.2.3.Température initiale et décroissance|outline" text:style-name="Index_20_Link" text:visited-style-name="Index_20_Link">2.2.2.3. Température initiale et décroissance</text:a><text:tab/>7</text:p>
          <text:p text:style-name="P47"><text:a xlink:type="simple" xlink:href="#2.2.2.3.1.Méthode de Kirkpatrick|outline" text:style-name="Index_20_Link" text:visited-style-name="Index_20_Link">2.2.2.3.1. Méthode de Kirkpatrick</text:a><text:tab/>7</text:p>
          <text:p text:style-name="P47"><text:a xlink:type="simple" xlink:href="#2.2.2.3.2.Méthode adaptative|outline" text:style-name="Index_20_Link" text:visited-style-name="Index_20_Link">2.2.2.3.2. Méthode adaptative</text:a><text:tab/>7</text:p>
          <text:p text:style-name="P49"><text:a xlink:type="simple" xlink:href="#2.2.2.4.Le modèle de réglage|outline" text:style-name="Index_20_Link" text:visited-style-name="Index_20_Link">2.2.2.4. Le modèle de réglage</text:a><text:tab/>8</text:p>
          <text:p text:style-name="P50"><text:a xlink:type="simple" xlink:href="#2.2.3.Variable Neighbourghood Search (VNS)|outline" text:style-name="Index_20_Link" text:visited-style-name="Index_20_Link">2.2.3. Variable Neighbourghood Search (VNS)</text:a><text:tab/>9</text:p>
          <text:p text:style-name="P49"><text:a xlink:type="simple" xlink:href="#2.2.3.1.Définition|outline" text:style-name="Index_20_Link" text:visited-style-name="Index_20_Link">2.2.3.1. Définition</text:a><text:tab/>9</text:p>
          <text:p text:style-name="P49"><text:a xlink:type="simple" xlink:href="#2.2.3.2.Solution Initiale|outline" text:style-name="Index_20_Link" text:visited-style-name="Index_20_Link">2.2.3.2. Solution Initiale</text:a><text:tab/>9</text:p>
          <text:p text:style-name="P49"><text:a xlink:type="simple" xlink:href="#2.2.3.3.Structures de voisinage|outline" text:style-name="Index_20_Link" text:visited-style-name="Index_20_Link">2.2.3.3. Structures de voisinage</text:a><text:tab/>9</text:p>
          <text:p text:style-name="P49"><text:a xlink:type="simple" xlink:href="#2.2.3.4.Algorithme VNS|outline" text:style-name="Index_20_Link" text:visited-style-name="Index_20_Link">2.2.3.4. Algorithme VNS</text:a><text:tab/>10</text:p>
          <text:p text:style-name="P48"><text:a xlink:type="simple" xlink:href="#3.Modèle stochastique|outline" text:style-name="Index_20_Link" text:visited-style-name="Index_20_Link">3. Modèle stochastique</text:a><text:tab/>11</text:p>
          <text:p text:style-name="P46"><text:a xlink:type="simple" xlink:href="#3.1.Les données|outline" text:style-name="Index_20_Link" text:visited-style-name="Index_20_Link">3.1. Les données</text:a><text:tab/>11</text:p>
          <text:p text:style-name="P46"><text:a xlink:type="simple" xlink:href="#3.2.Formulation du problème|outline" text:style-name="Index_20_Link" text:visited-style-name="Index_20_Link">3.2. Formulation du problème</text:a><text:tab/>11</text:p>
          <text:p text:style-name="P46"><text:a xlink:type="simple" xlink:href="#3.3.Commentaires|outline" text:style-name="Index_20_Link" text:visited-style-name="Index_20_Link">3.3. Commentaires</text:a><text:tab/>12</text:p>
          <text:p text:style-name="P46"><text:a xlink:type="simple" xlink:href="#3.4.Méthodes de résolution|outline" text:style-name="Index_20_Link" text:visited-style-name="Index_20_Link">3.4. Méthodes de résolution</text:a><text:tab/>12</text:p>
          <text:p text:style-name="P50"><text:a xlink:type="simple" xlink:href="#3.4.1.Relaxation lagrangienne|outline" text:style-name="Index_20_Link" text:visited-style-name="Index_20_Link">3.4.1. Relaxation lagrangienne</text:a><text:tab/>12</text:p>
          <text:p text:style-name="P49"><text:a xlink:type="simple" xlink:href="#3.4.1.1.Relaxation lagrangienne|outline" text:style-name="Index_20_Link" text:visited-style-name="Index_20_Link">3.4.1.1. Relaxation lagrangienne</text:a><text:tab/>12</text:p>
          <text:p text:style-name="P49"><text:a xlink:type="simple" xlink:href="#3.4.1.2.Dual lagrangien|outline" text:style-name="Index_20_Link" text:visited-style-name="Index_20_Link">3.4.1.2. Dual lagrangien</text:a><text:tab/>13</text:p>
          <text:p text:style-name="P50"><text:a xlink:type="simple" xlink:href="#3.4.2.Recuit Simulé|outline" text:style-name="Index_20_Link" text:visited-style-name="Index_20_Link">3.4.2. Recuit Simulé</text:a><text:tab/>14</text:p>
          <text:p text:style-name="P50"><text:a xlink:type="simple" xlink:href="#3.4.3.Variable Neighbourghood Search (VNS)|outline" text:style-name="Index_20_Link" text:visited-style-name="Index_20_Link">3.4.3. Variable Neighbourghood Search (VNS)</text:a><text:tab/>14</text:p>
        </text:index-body>
      </text:table-of-content>
      <text:p text:style-name="Standard"/>
      <text:h text:style-name="P11"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4"><draw:frame draw:style-name="fr1" draw:name="Object2" text:anchor-type="as-char" svg:width="0.469cm" svg:height="0.492cm" draw:z-index="15"><draw:object xlink:href="./Object 2" xlink:type="simple" xlink:show="embed" xlink:actuate="onLoad"/><draw:image xlink:href="./ObjectReplacements/Object 2" xlink:type="simple" xlink:show="embed" xlink:actuate="onLoad"/></draw:frame> : titres disponibles;</text:p>
        </text:list-item>
        <text:list-item>
          <text:p text:style-name="P14"><draw:frame draw:style-name="fr1" draw:name="Object1" text:anchor-type="as-char" svg:width="0.529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4"><draw:frame draw:style-name="fr1" draw:name="Object3" text:anchor-type="as-char" svg:width="0.644cm" svg:height="0.563cm" draw:z-index="3"><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4"><draw:frame draw:style-name="fr1" draw:name="Object4" text:anchor-type="as-char" svg:width="0.45cm" svg:height="0.492cm" draw:z-index="4"><draw:object xlink:href="./Object 4" xlink:type="simple" xlink:show="embed" xlink:actuate="onLoad"/><draw:image xlink:href="./ObjectReplacements/Object 4" xlink:type="simple" xlink:show="embed" xlink:actuate="onLoad"/></draw:frame>: espérance désirée du rendement;</text:p>
        </text:list-item>
        <text:list-item>
          <text:p text:style-name="P14"><draw:frame draw:style-name="fr1" draw:name="Object5" text:anchor-type="as-char" svg:width="0.48cm" svg:height="0.492cm" draw:z-index="5"><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4"><draw:frame draw:style-name="fr1" draw:name="Object7" text:anchor-type="as-char" svg:width="0.476cm" svg:height="0.563cm" draw:z-index="6"><draw:object xlink:href="./Object 7" xlink:type="simple" xlink:show="embed" xlink:actuate="onLoad"/><draw:image xlink:href="./ObjectReplacements/Object 7" xlink:type="simple" xlink:show="embed" xlink:actuate="onLoad"/></draw:frame>et <draw:frame draw:style-name="fr1" draw:name="Object6" text:anchor-type="as-char" svg:width="0.517cm" svg:height="0.563cm" draw:z-index="7"><draw:object xlink:href="./Object 6" xlink:type="simple" xlink:show="embed" xlink:actuate="onLoad"/><draw:image xlink:href="./ObjectReplacements/Object 6" xlink:type="simple" xlink:show="embed" xlink:actuate="onLoad"/></draw:frame>deux réels tels que <draw:frame draw:style-name="fr1" draw:name="Object8" text:anchor-type="as-char" svg:width="3.117cm" svg:height="0.563cm" draw:z-index="8"><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0"><draw:frame draw:style-name="fr1" draw:name="Object16" text:anchor-type="as-char" svg:width="0.54cm" svg:height="0.563cm" draw:z-index="9"><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319cm" svg:height="0.492cm" draw:z-index="10"><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4.066cm" svg:height="0.563cm" draw:z-index="11"><draw:object xlink:href="./Object 34" xlink:type="simple" xlink:show="embed" xlink:actuate="onLoad"/><draw:image xlink:href="./ObjectReplacements/Object 34" xlink:type="simple" xlink:show="embed" xlink:actuate="onLoad"/></draw:frame></text:span><text:span text:style-name="T2">.</text:span></text:p>
        </text:list-item>
        <text:list-item>
          <text:p text:style-name="P20"><draw:frame draw:style-name="fr1" draw:name="Object37" text:anchor-type="as-char" svg:width="0.542cm" svg:height="0.563cm" draw:z-index="12"><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319cm" svg:height="0.492cm" draw:z-index="13"><draw:object xlink:href="./Object 39" xlink:type="simple" xlink:show="embed" xlink:actuate="onLoad"/><draw:image xlink:href="./ObjectReplacements/Object 39" xlink:type="simple" xlink:show="embed" xlink:actuate="onLoad"/></draw:frame></text:span><text:span text:style-name="T2"> dans le portefeuille. </text:span></text:p>
          <text:p text:style-name="P22"><draw:frame draw:style-name="fr1" draw:name="Object39" text:anchor-type="as-char" svg:width="6.008cm" svg:height="1.108cm" draw:z-index="22"><draw:object xlink:href="./Object 40" xlink:type="simple" xlink:show="embed" xlink:actuate="onLoad"/><draw:image xlink:href="./ObjectReplacements/Object 40" xlink:type="simple" xlink:show="embed" xlink:actuate="onLoad"/></draw:frame></text:p>
        </text:list-item>
        <text:list-item>
          <text:p text:style-name="P23"/>
        </text:list-item>
      </text:list>
      <text:h text:style-name="Heading_20_2" text:outline-level="2">Commentaires</text:h>
      <text:p text:style-name="Text_20_body"><text:tab/><draw:frame draw:style-name="fr1" draw:name="Object9" text:anchor-type="as-char" svg:width="0.644cm" svg:height="0.563cm" draw:z-index="23"><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19cm" svg:height="0.492cm" draw:z-index="24"><draw:object xlink:href="./Object 25" xlink:type="simple" xlink:show="embed" xlink:actuate="onLoad"/><draw:image xlink:href="./ObjectReplacements/Object 25" xlink:type="simple" xlink:show="embed" xlink:actuate="onLoad"/></draw:frame> et <draw:frame draw:style-name="fr1" draw:name="Object25" text:anchor-type="as-char" svg:width="0.349cm" svg:height="0.492cm" draw:z-index="25"><draw:object xlink:href="./Object 26" xlink:type="simple" xlink:show="embed" xlink:actuate="onLoad"/><draw:image xlink:href="./ObjectReplacements/Object 26" xlink:type="simple" xlink:show="embed" xlink:actuate="onLoad"/></draw:frame>. Si <draw:frame draw:style-name="fr1" draw:name="Object26" text:anchor-type="as-char" svg:width="0.644cm" svg:height="0.563cm" draw:z-index="26"><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19cm" svg:height="0.492cm" draw:z-index="27"><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49cm" svg:height="0.492cm" draw:z-index="28"><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4cm" svg:height="0.563cm" draw:z-index="29"><draw:object xlink:href="./Object 28" xlink:type="simple" xlink:show="embed" xlink:actuate="onLoad"/><draw:image xlink:href="./ObjectReplacements/Object 28" xlink:type="simple" xlink:show="embed" xlink:actuate="onLoad"/></draw:frame> est grand. Si <draw:frame draw:style-name="fr1" draw:name="Object28" text:anchor-type="as-char" svg:width="0.644cm" svg:height="0.563cm" draw:z-index="30"><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19cm" svg:height="0.492cm" draw:z-index="31"><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49cm" svg:height="0.492cm" draw:z-index="32"><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76cm" svg:height="0.563cm" draw:z-index="33"><draw:object xlink:href="./Object 35" xlink:type="simple" xlink:show="embed" xlink:actuate="onLoad"/><draw:image xlink:href="./ObjectReplacements/Object 35" xlink:type="simple" xlink:show="embed" xlink:actuate="onLoad"/></draw:frame> et <draw:frame draw:style-name="fr1" draw:name="Object35" text:anchor-type="as-char" svg:width="0.517cm" svg:height="0.563cm" draw:z-index="34"><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4cm" svg:height="0.563cm" draw:z-index="35"><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4">minimiser le risque (ici variance du rendement) pour un rendement supérieur à un objectif fixé <draw:frame draw:style-name="fr1" draw:name="Objet2" text:anchor-type="as-char" svg:width="0.45cm" svg:height="0.492cm" draw:z-index="36"><draw:object xlink:href="./Object 42" xlink:type="simple" xlink:show="embed" xlink:actuate="onLoad"/><draw:image xlink:href="./ObjectReplacements/Object 42" xlink:type="simple" xlink:show="embed" xlink:actuate="onLoad"/></draw:frame> :</text:p>
          <text:p text:style-name="P26"><draw:frame draw:style-name="fr1" draw:name="Objet3" text:anchor-type="as-char" svg:width="7.324cm" svg:height="6.976cm" draw:z-index="37"><draw:object xlink:href="./Object 43" xlink:type="simple" xlink:show="embed" xlink:actuate="onLoad"/><draw:image xlink:href="./ObjectReplacements/Object 43" xlink:type="simple" xlink:show="embed" xlink:actuate="onLoad"/></draw:frame><text:line-break/></text:p>
        </text:list-item>
        <text:list-item>
          <text:p text:style-name="P29">maximiser le rendement pour un risque inférieur à une borne fixée <draw:frame draw:style-name="fr1" draw:name="Object40" text:anchor-type="as-char" svg:width="1.09cm" svg:height="0.563cm" draw:z-index="38"><draw:object xlink:href="./Object 41" xlink:type="simple" xlink:show="embed" xlink:actuate="onLoad"/><draw:image xlink:href="./ObjectReplacements/Object 41" xlink:type="simple" xlink:show="embed" xlink:actuate="onLoad"/></draw:frame> :</text:p>
          <text:p text:style-name="P26"><draw:frame draw:style-name="fr1" draw:name="Objet4" text:anchor-type="as-char" svg:width="7.324cm" svg:height="6.976cm" draw:z-index="39"><draw:object xlink:href="./Object 44" xlink:type="simple" xlink:show="embed" xlink:actuate="onLoad"/><draw:image xlink:href="./ObjectReplacements/Object 44" xlink:type="simple" xlink:show="embed" xlink:actuate="onLoad"/></draw:frame></text:p>
        </text:list-item>
      </text:list>
      <text:p text:style-name="P7"/>
      <text:p text:style-name="Text_20_body">Pour la suite nous nous préoccuperons uniquement de la minimisation du risque pour un rendement minimum <draw:frame draw:style-name="fr1" draw:name="Object41" text:anchor-type="as-char" svg:width="0.45cm" svg:height="0.492cm" draw:z-index="40"><draw:object xlink:href="./Object 45" xlink:type="simple" xlink:show="embed" xlink:actuate="onLoad"/><draw:image xlink:href="./ObjectReplacements/Object 45" xlink:type="simple" xlink:show="embed" xlink:actuate="onLoad"/></draw:frame>fixé (1).</text:p>
      <text:h text:style-name="Heading_20_2" text:outline-level="2"><text:soft-page-break/>Méthodes de résolution</text:h>
      <text:h text:style-name="Heading_20_3" text:outline-level="3">Relaxation lagrangienne</text:h>
      <text:h text:style-name="Heading_20_4" text:outline-level="4"><text:span text:style-name="T3">Linéarisa</text:span><text:span text:style-name="T4">tion</text:span></text:h>
      <text:p text:style-name="P4">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5"><text:span text:style-name="T3">Pour linéariser, on définit une variable </text:span><text:span text:style-name="T3"><draw:frame draw:style-name="fr1" draw:name="Object42" text:anchor-type="as-char" svg:width="4.131cm" svg:height="0.563cm" draw:z-index="41"><draw:object xlink:href="./Object 78" xlink:type="simple" xlink:show="embed" xlink:actuate="onLoad"/><draw:image xlink:href="./ObjectReplacements/Object 78" xlink:type="simple" xlink:show="embed" xlink:actuate="onLoad"/></draw:frame></text:span><text:span text:style-name="T3">,</text:span><text:span text:style-name="T5"> et on ajoute les contraintes suivantes au programme :</text:span></text:p>
      <text:p text:style-name="P9"><draw:frame draw:style-name="fr1" draw:name="Objet34" text:anchor-type="as-char" svg:width="2.681cm" svg:height="2.372cm" draw:z-index="42"><draw:object xlink:href="./Object 51" xlink:type="simple" xlink:show="embed" xlink:actuate="onLoad"/><draw:image xlink:href="./ObjectReplacements/Object 51" xlink:type="simple" xlink:show="embed" xlink:actuate="onLoad"/></draw:frame></text:p>
      <text:p text:style-name="P9">On obtient alors le programme linéaire suivant :</text:p>
      <text:p text:style-name="P9"><draw:frame draw:style-name="fr1" draw:name="Objet35" text:anchor-type="as-char" svg:width="5.72cm" svg:height="10.418cm" draw:z-index="43"><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8">Afin de minimiser le risque, nous allons chercher une borne inférieur à la solution du problème en utilisant la relaxation lagrangienne.</text:p>
      <text:p text:style-name="P8">Le but de la relaxation lagrangienne est de distinguer les contraintes faciles et difficiles afin d'intégrer les contraintes difficiles dans la fonction objectif.</text:p>
      <text:p text:style-name="P8"><text:soft-page-break/>Nous décidons d'intégrer la contrainte (1d) qui impose une borne supérieur et inférieur à une proportion.</text:p>
      <text:p text:style-name="P8">On ajoute donc à la fonction objectif les contraintes :</text:p>
      <text:p text:style-name="P8"><draw:frame draw:style-name="fr1" draw:name="Objet36" text:anchor-type="as-char" svg:width="6.184cm" svg:height="2.157cm" draw:z-index="44"><draw:object xlink:href="./Object 53" xlink:type="simple" xlink:show="embed" xlink:actuate="onLoad"/><draw:image xlink:href="./ObjectReplacements/Object 53" xlink:type="simple" xlink:show="embed" xlink:actuate="onLoad"/></draw:frame></text:p>
      <text:p text:style-name="P8">et</text:p>
      <text:p text:style-name="P8"><draw:frame draw:style-name="fr1" draw:name="Objet37" text:anchor-type="as-char" svg:width="4.39cm" svg:height="1.431cm" draw:z-index="45"><draw:object xlink:href="./Object 54" xlink:type="simple" xlink:show="embed" xlink:actuate="onLoad"/><draw:image xlink:href="./ObjectReplacements/Object 54" xlink:type="simple" xlink:show="embed" xlink:actuate="onLoad"/></draw:frame></text:p>
      <text:p text:style-name="Text_20_body">Pour un <draw:frame draw:style-name="fr1" draw:name="Objet7" text:anchor-type="as-char" svg:width="2.536cm" svg:height="0.7cm" draw:z-index="46"><draw:object xlink:href="./Object 55" xlink:type="simple" xlink:show="embed" xlink:actuate="onLoad"/><draw:image xlink:href="./ObjectReplacements/Object 55" xlink:type="simple" xlink:show="embed" xlink:actuate="onLoad"/></draw:frame>, où <draw:frame draw:style-name="fr1" draw:name="Objet6" text:anchor-type="as-char" svg:width="1.369cm" svg:height="0.7cm" draw:z-index="47"><draw:object xlink:href="./Object 56" xlink:type="simple" xlink:show="embed" xlink:actuate="onLoad"/><draw:image xlink:href="./ObjectReplacements/Object 56" xlink:type="simple" xlink:show="embed" xlink:actuate="onLoad"/></draw:frame> sont les pénalités, on remplace la fonction objectif par :</text:p>
      <text:p text:style-name="Text_20_body"><draw:frame draw:style-name="fr1" draw:name="Objet8" text:anchor-type="as-char" svg:width="13.982cm" svg:height="1.289cm" draw:z-index="48"><draw:object xlink:href="./Object 57" xlink:type="simple" xlink:show="embed" xlink:actuate="onLoad"/><draw:image xlink:href="./ObjectReplacements/Object 57" xlink:type="simple" xlink:show="embed" xlink:actuate="onLoad"/></draw:frame></text:p>
      <text:p text:style-name="Text_20_body"/>
      <text:p text:style-name="P8">En ajoutant la contrainte (1d) qui est négative, on trouve une borne inférieure à la fonction objectif. </text:p>
      <text:p text:style-name="Text_20_body"><draw:frame draw:style-name="fr1" draw:name="Objet9" text:anchor-type="as-char" svg:width="14.146cm" svg:height="0.706cm" draw:z-index="49"><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051cm" svg:height="8.978cm" draw:z-index="50"><draw:object xlink:href="./Object 59" xlink:type="simple" xlink:show="embed" xlink:actuate="onLoad"/><draw:image xlink:href="./ObjectReplacements/Object 59" xlink:type="simple" xlink:show="embed" xlink:actuate="onLoad"/></draw:frame></text:p>
      <text:h text:style-name="Heading_20_4" text:outline-level="4"><text:soft-page-break/>Dual lagrangien</text:h>
      <text:p text:style-name="P8">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3.122cm" svg:height="0.596cm" draw:z-index="51"><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69cm" svg:height="0.7cm" draw:z-index="52"><draw:object xlink:href="./Object 61" xlink:type="simple" xlink:show="embed" xlink:actuate="onLoad"/><draw:image xlink:href="./ObjectReplacements/Object 61" xlink:type="simple" xlink:show="embed" xlink:actuate="onLoad"/></draw:frame>, <draw:frame draw:style-name="fr1" draw:name="Objet14" text:anchor-type="as-char" svg:width="3.47cm" svg:height="0.7cm" draw:z-index="53"><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4cm" svg:height="0.7cm" draw:z-index="54"><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3cm" svg:height="0.707cm" draw:z-index="55"><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2.772cm" svg:height="0.707cm" draw:z-index="56"><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3.678cm" draw:z-index="57"><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02cm" svg:height="0.7cm" draw:z-index="58"><draw:object xlink:href="./Object 67" xlink:type="simple" xlink:show="embed" xlink:actuate="onLoad"/><draw:image xlink:href="./ObjectReplacements/Object 67" xlink:type="simple" xlink:show="embed" xlink:actuate="onLoad"/></draw:frame>, <text:s/><draw:frame draw:style-name="fr1" draw:name="Objet10" text:anchor-type="as-char" svg:width="1.418cm" svg:height="0.7cm" draw:z-index="59"><draw:object xlink:href="./Object 68" xlink:type="simple" xlink:show="embed" xlink:actuate="onLoad"/><draw:image xlink:href="./ObjectReplacements/Object 68" xlink:type="simple" xlink:show="embed" xlink:actuate="onLoad"/></draw:frame> et à une valeur de <draw:frame draw:style-name="fr1" draw:name="Objet20" text:anchor-type="as-char" svg:width="0.661cm" svg:height="0.718cm" draw:z-index="60"><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718cm" draw:z-index="61"><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605cm" draw:z-index="62"><draw:object xlink:href="./Object 71" xlink:type="simple" xlink:show="embed" xlink:actuate="onLoad"/><draw:image xlink:href="./ObjectReplacements/Object 71" xlink:type="simple" xlink:show="embed" xlink:actuate="onLoad"/></draw:frame>, <draw:frame draw:style-name="fr1" draw:name="Objet23" text:anchor-type="as-char" svg:width="1.485cm" svg:height="0.718cm" draw:z-index="63"><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718cm" draw:z-index="64"><draw:object xlink:href="./Object 73" xlink:type="simple" xlink:show="embed" xlink:actuate="onLoad"/><draw:image xlink:href="./ObjectReplacements/Object 73" xlink:type="simple" xlink:show="embed" xlink:actuate="onLoad"/></draw:frame> où <draw:frame draw:style-name="fr1" draw:name="Objet25" text:anchor-type="as-char" svg:width="0.564cm" svg:height="0.706cm" draw:z-index="65"><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3.727cm" svg:height="0.718cm" draw:z-index="66"><draw:object xlink:href="./Object 75" xlink:type="simple" xlink:show="embed" xlink:actuate="onLoad"/><draw:image xlink:href="./ObjectReplacements/Object 75" xlink:type="simple" xlink:show="embed" xlink:actuate="onLoad"/></draw:frame>.</text:p>
      <text:p text:style-name="P8">La propriété du test d'optimalité nous dit que si <draw:frame draw:style-name="fr1" draw:name="Objet27" text:anchor-type="as-char" svg:width="4.695cm" svg:height="0.721cm" draw:z-index="67"><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443cm" svg:height="0.593cm" draw:z-index="69"><draw:object xlink:href="./Object 77" xlink:type="simple" xlink:show="embed" xlink:actuate="onLoad"/><draw:image xlink:href="./ObjectReplacements/Object 77" xlink:type="simple" xlink:show="embed" xlink:actuate="onLoad"/></draw:frame> est optimal pour le problème lagrangien.</text:p>
      <text:p text:style-name="P8">Chaque solution L(x,<draw:frame draw:style-name="fr1" draw:name="Objet29" text:anchor-type="as-char" svg:width="1.154cm" svg:height="0.7cm" draw:z-index="74"><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1.154cm" svg:height="0.7cm" draw:z-index="75"><draw:object xlink:href="./Object 47" xlink:type="simple" xlink:show="embed" xlink:actuate="onLoad"/><draw:image xlink:href="./ObjectReplacements/Object 47" xlink:type="simple" xlink:show="embed" xlink:actuate="onLoad"/></draw:frame>)=<draw:frame draw:style-name="fr1" draw:name="Objet32" text:anchor-type="as-char" svg:width="0.766cm" svg:height="0.614cm" draw:z-index="76"><draw:object xlink:href="./Object 48" xlink:type="simple" xlink:show="embed" xlink:actuate="onLoad"/><draw:image xlink:href="./ObjectReplacements/Object 48" xlink:type="simple" xlink:show="embed" xlink:actuate="onLoad"/></draw:frame> alors <draw:frame draw:style-name="fr1" draw:name="Objet31" text:anchor-type="as-char" svg:width="2.478cm" svg:height="0.617cm" draw:z-index="77"><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0" text:outline-level="3">Recuit Simulé</text:h>
      <text:h text:style-name="Heading_20_4" text:outline-level="4">Définition</text:h>
      <text:p text:style-name="Text_20_body">L'utilisation d'un recuit simulé nécessite la définition d'autres données:</text:p>
      <text:list text:style-name="List_20_2">
        <text:list-item text:start-value="1">
          <text:p text:style-name="P14">Solution initiale <draw:frame draw:style-name="fr1" draw:name="Object71" text:anchor-type="as-char" svg:width="0.631cm" svg:height="0.563cm" draw:z-index="1"><draw:object xlink:href="./Object 106" xlink:type="simple" xlink:show="embed" xlink:actuate="onLoad"/><draw:image xlink:href="./ObjectReplacements/Object 106" xlink:type="simple" xlink:show="embed" xlink:actuate="onLoad"/></draw:frame></text:p>
        </text:list-item>
        <text:list-item>
          <text:p text:style-name="P14">Température <draw:frame draw:style-name="fr1" draw:name="Object72" text:anchor-type="as-char" svg:width="0.482cm" svg:height="0.492cm" draw:z-index="2"><draw:object xlink:href="./Object 107" xlink:type="simple" xlink:show="embed" xlink:actuate="onLoad"/><draw:image xlink:href="./ObjectReplacements/Object 107" xlink:type="simple" xlink:show="embed" xlink:actuate="onLoad"/></draw:frame> variant en fonction du temps et sa fonction de décroissance.</text:p>
        </text:list-item>
        <text:list-item>
          <text:p text:style-name="P14">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45cm" svg:height="0.492cm" draw:z-index="16"><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Text_20_body"><draw:frame draw:style-name="fr1" draw:name="Object74" text:anchor-type="as-char" svg:width="2.651cm" svg:height="1.048cm" draw:z-index="17"><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54cm" svg:height="0.563cm" draw:z-index="18"><draw:object xlink:href="./Object 110" xlink:type="simple" xlink:show="embed" xlink:actuate="onLoad"/><draw:image xlink:href="./ObjectReplacements/Object 110" xlink:type="simple" xlink:show="embed" xlink:actuate="onLoad"/></draw:frame> et dans le cas ou <draw:frame draw:style-name="fr1" draw:name="Object76" text:anchor-type="as-char" svg:width="1.699cm" svg:height="1.048cm" draw:z-index="19"><draw:object xlink:href="./Object 111" xlink:type="simple" xlink:show="embed" xlink:actuate="onLoad"/><draw:image xlink:href="./ObjectReplacements/Object 111" xlink:type="simple" xlink:show="embed" xlink:actuate="onLoad"/></draw:frame> ou <draw:frame draw:style-name="fr1" draw:name="Object77" text:anchor-type="as-char" svg:width="1.603cm" svg:height="1.048cm" draw:z-index="20"><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1.727cm" svg:height="1.169cm" draw:z-index="21"><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text:soft-page-break/>Nous utilisons le problème relâché sous sa forme lagrangienne pour déterminer une solution initiale.</text:p>
      <text:p text:style-name="Text_20_body"><draw:frame draw:style-name="fr1" draw:name="Object79" text:anchor-type="as-char" svg:width="8.296cm" svg:height="1.169cm" draw:z-index="78"><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54cm" svg:height="0.563cm" draw:z-index="79"><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476cm" svg:height="0.563cm" draw:z-index="80"><draw:object xlink:href="./Object 116" xlink:type="simple" xlink:show="embed" xlink:actuate="onLoad"/><draw:image xlink:href="./ObjectReplacements/Object 116" xlink:type="simple" xlink:show="embed" xlink:actuate="onLoad"/></draw:frame> et <draw:frame draw:style-name="fr1" draw:name="Object82" text:anchor-type="as-char" svg:width="0.517cm" svg:height="0.563cm" draw:z-index="81"><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Text_20_body"><draw:frame draw:style-name="fr1" draw:name="Object83" text:anchor-type="as-char" svg:width="5.694cm" svg:height="2.081cm" draw:z-index="82"><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87cm" svg:height="0.492cm" draw:z-index="83"><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Ce qui est également important c'est de s'assurer qu'un domaine suffisamment grand a été exploré avant de réduire la température</text:p>
      <text:h text:style-name="Heading_20_4" text:outline-level="4"><text:soft-page-break/>Le modèle de réglage</text:h>
      <text:p text:style-name="Text_20_body">Le réglage du recuit sur notre portefeuille opère sur deux variables liées, les <draw:frame draw:style-name="fr1" draw:name="Object85" text:anchor-type="as-char" svg:width="0.54cm" svg:height="0.563cm" draw:z-index="84"><draw:object xlink:href="./Object 120" xlink:type="simple" xlink:show="embed" xlink:actuate="onLoad"/><draw:image xlink:href="./ObjectReplacements/Object 120" xlink:type="simple" xlink:show="embed" xlink:actuate="onLoad"/></draw:frame> et les <draw:frame draw:style-name="fr1" draw:name="Object86" text:anchor-type="as-char" svg:width="0.542cm" svg:height="0.563cm" draw:z-index="85"><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y_i,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1.727cm" svg:height="1.169cm" draw:z-index="86"><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443cm" svg:height="0.492cm" draw:z-index="87"><draw:object xlink:href="./Object 105" xlink:type="simple" xlink:show="embed" xlink:actuate="onLoad"/><draw:image xlink:href="./ObjectReplacements/Object 105" xlink:type="simple" xlink:show="embed" xlink:actuate="onLoad"/></draw:frame>.</text:p>
      <text:p text:style-name="Text_20_body"/>
      <text:h text:style-name="P10"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33">Le shaking: Il consiste a tirer de façon aléatoire un voisin de la solution courante (X'), qui se trouve dans la structure de voisinage courante.</text:p>
        </text:list-item>
        <text:list-item>
          <text:p text:style-name="P33">Heuristique de recherche locale: Elle détermine si l'optimum local(X'') au voisin de la solution courante est meilleur que celle-ci(X).</text:p>
          <text:list>
            <text:list-item>
              <text:p text:style-name="P33">Si X'' est meilleur que X alors X=X'' et u=1</text:p>
            </text:list-item>
            <text:list-item>
              <text:p text:style-name="P33">Sinon u=u+1</text:p>
            </text:list-item>
          </text:list>
        </text:list-item>
      </text:list>
      <text:p text:style-name="P3">u correspond à la taille du voisinage (voisinage u-opt)</text:p>
      <text:p text:style-name="P3">La condition d'arrêt est une taille de voisinage à atteindre (u &lt;= u-max)</text:p>
      <text:h text:style-name="P6" text:outline-level="4">Solution Initiale</text:h>
      <text:p text:style-name="P3">La solution initiale <draw:frame draw:style-name="fr1" draw:name="Objet1" text:anchor-type="as-char" svg:width="0.631cm" svg:height="0.563cm" draw:z-index="14"><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6"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3">Il est prévu que l'utilisateur puisse définir la condition d'arrêt, c'est à dire le nombre d'itération d'augmentation de voisinage. Par défaut, il est raisonnable de considérer que la condition d'arrêt est un nombre d'itération de K/2.</text:p>
      <text:h text:style-name="P6" text:outline-level="4"><text:soft-page-break/>Algorithme VNS</text:h>
      <text:p text:style-name="CodeTitle">General Variable Neighbourghood Search (GVNS)</text:p>
      <text:p text:style-name="P51">Générer une solution initiale <draw:frame draw:style-name="fr1" draw:name="Object53" text:anchor-type="as-char" svg:width="0.46cm" svg:height="0.492cm" draw:z-index="132"><draw:object xlink:href="./Object 80" xlink:type="simple" xlink:show="embed" xlink:actuate="onLoad"/><draw:image xlink:href="./ObjectReplacements/Object 80" xlink:type="simple" xlink:show="embed" xlink:actuate="onLoad"/></draw:frame>, et évaluer <draw:frame draw:style-name="fr1" draw:name="Object54" text:anchor-type="as-char" svg:width="1cm" svg:height="0.503cm" draw:z-index="133"><draw:object xlink:href="./Object 81" xlink:type="simple" xlink:show="embed" xlink:actuate="onLoad"/><draw:image xlink:href="./ObjectReplacements/Object 81" xlink:type="simple" xlink:show="embed" xlink:actuate="onLoad"/></draw:frame></text:p>
      <text:p text:style-name="P51">While (! condition d'arrêt) do</text:p>
      <text:p text:style-name="P51"><text:tab/><draw:frame draw:style-name="fr1" draw:name="Object52" text:anchor-type="as-char" svg:width="1.092cm" svg:height="0.492cm" draw:z-index="134"><draw:object xlink:href="./Object 82" xlink:type="simple" xlink:show="embed" xlink:actuate="onLoad"/><draw:image xlink:href="./ObjectReplacements/Object 82" xlink:type="simple" xlink:show="embed" xlink:actuate="onLoad"/></draw:frame></text:p>
      <text:p text:style-name="P51"><text:tab/>While (<draw:frame draw:style-name="fr1" draw:name="Object45" text:anchor-type="as-char" svg:width="1.642cm" svg:height="0.563cm" draw:z-index="135"><draw:object xlink:href="./Object 83" xlink:type="simple" xlink:show="embed" xlink:actuate="onLoad"/><draw:image xlink:href="./ObjectReplacements/Object 83" xlink:type="simple" xlink:show="embed" xlink:actuate="onLoad"/></draw:frame>) do</text:p>
      <text:p text:style-name="P51"><text:tab/><text:tab/>Choisir, de façon aléatoire, une solution <draw:frame draw:style-name="fr1" draw:name="Object51" text:anchor-type="as-char" svg:width="2.048cm" svg:height="0.563cm" draw:z-index="136"><draw:object xlink:href="./Object 84" xlink:type="simple" xlink:show="embed" xlink:actuate="onLoad"/><draw:image xlink:href="./ObjectReplacements/Object 84" xlink:type="simple" xlink:show="embed" xlink:actuate="onLoad"/></draw:frame></text:p>
      <text:p text:style-name="P51"><text:tab/><text:tab/><draw:frame draw:style-name="fr1" draw:name="Object49" text:anchor-type="as-char" svg:width="0.787cm" svg:height="0.492cm" draw:z-index="137"><draw:object xlink:href="./Object 85" xlink:type="simple" xlink:show="embed" xlink:actuate="onLoad"/><draw:image xlink:href="./ObjectReplacements/Object 85" xlink:type="simple" xlink:show="embed" xlink:actuate="onLoad"/></draw:frame> est le résultat de VND sur <draw:frame draw:style-name="fr1" draw:name="Object50" text:anchor-type="as-char" svg:width="0.628cm" svg:height="0.492cm" draw:z-index="138"><draw:object xlink:href="./Object 86" xlink:type="simple" xlink:show="embed" xlink:actuate="onLoad"/><draw:image xlink:href="./ObjectReplacements/Object 86" xlink:type="simple" xlink:show="embed" xlink:actuate="onLoad"/></draw:frame></text:p>
      <text:p text:style-name="P51"><text:tab/><text:tab/>If <draw:frame draw:style-name="fr1" draw:name="Object44" text:anchor-type="as-char" svg:width="2.461cm" svg:height="0.503cm" draw:z-index="139"><draw:object xlink:href="./Object 87" xlink:type="simple" xlink:show="embed" xlink:actuate="onLoad"/><draw:image xlink:href="./ObjectReplacements/Object 87" xlink:type="simple" xlink:show="embed" xlink:actuate="onLoad"/></draw:frame> then</text:p>
      <text:p text:style-name="P51"><text:tab/><text:tab/><text:tab/><draw:frame draw:style-name="fr1" draw:name="Object47" text:anchor-type="as-char" svg:width="1.408cm" svg:height="0.492cm" draw:z-index="140"><draw:object xlink:href="./Object 88" xlink:type="simple" xlink:show="embed" xlink:actuate="onLoad"/><draw:image xlink:href="./ObjectReplacements/Object 88" xlink:type="simple" xlink:show="embed" xlink:actuate="onLoad"/></draw:frame> and <draw:frame draw:style-name="fr1" draw:name="Object48" text:anchor-type="as-char" svg:width="1.092cm" svg:height="0.492cm" draw:z-index="141"><draw:object xlink:href="./Object 89" xlink:type="simple" xlink:show="embed" xlink:actuate="onLoad"/><draw:image xlink:href="./ObjectReplacements/Object 89" xlink:type="simple" xlink:show="embed" xlink:actuate="onLoad"/></draw:frame></text:p>
      <text:p text:style-name="P51"><text:tab/><text:tab/>else</text:p>
      <text:p text:style-name="P51"><text:tab/><text:tab/><text:tab/><draw:frame draw:style-name="fr1" draw:name="Object46" text:anchor-type="as-char" svg:width="1.715cm" svg:height="0.492cm" draw:z-index="142"><draw:object xlink:href="./Object 90" xlink:type="simple" xlink:show="embed" xlink:actuate="onLoad"/><draw:image xlink:href="./ObjectReplacements/Object 90" xlink:type="simple" xlink:show="embed" xlink:actuate="onLoad"/></draw:frame></text:p>
      <text:p text:style-name="P51"><text:tab/><text:tab/>end if</text:p>
      <text:p text:style-name="P51"><text:tab/>end while</text:p>
      <text:p text:style-name="P51">end while</text:p>
      <text:p text:style-name="P51">Return <draw:frame draw:style-name="fr1" draw:name="Objet80" text:anchor-type="as-char" svg:width="0.46cm" svg:height="0.492cm" draw:z-index="143"><draw:object xlink:href="./Object 91" xlink:type="simple" xlink:show="embed" xlink:actuate="onLoad"/><draw:image xlink:href="./ObjectReplacements/Object 91" xlink:type="simple" xlink:show="embed" xlink:actuate="onLoad"/></draw:frame></text:p>
      <text:p text:style-name="P3"/>
      <text:p text:style-name="CodeTitle">Variable Neighbourghood Descent Algorithm (VND)</text:p>
      <text:p text:style-name="P51"><draw:frame draw:style-name="fr1" draw:name="Object59" text:anchor-type="as-char" svg:width="0.46cm" svg:height="0.492cm" draw:z-index="144"><draw:object xlink:href="./Object 92" xlink:type="simple" xlink:show="embed" xlink:actuate="onLoad"/><draw:image xlink:href="./ObjectReplacements/Object 92" xlink:type="simple" xlink:show="embed" xlink:actuate="onLoad"/></draw:frame> est la solution initiale pour VND</text:p>
      <text:p text:style-name="P51">While (! condition d'arrêt) do</text:p>
      <text:p text:style-name="P51"><text:tab/><draw:frame draw:style-name="fr1" draw:name="Object55" text:anchor-type="as-char" svg:width="1.092cm" svg:height="0.492cm" draw:z-index="145"><draw:object xlink:href="./Object 93" xlink:type="simple" xlink:show="embed" xlink:actuate="onLoad"/><draw:image xlink:href="./ObjectReplacements/Object 93" xlink:type="simple" xlink:show="embed" xlink:actuate="onLoad"/></draw:frame></text:p>
      <text:p text:style-name="P51"><text:tab/>While(<draw:frame draw:style-name="fr1" draw:name="Object58" text:anchor-type="as-char" svg:width="1.642cm" svg:height="0.563cm" draw:z-index="146"><draw:object xlink:href="./Object 94" xlink:type="simple" xlink:show="embed" xlink:actuate="onLoad"/><draw:image xlink:href="./ObjectReplacements/Object 94" xlink:type="simple" xlink:show="embed" xlink:actuate="onLoad"/></draw:frame>) do</text:p>
      <text:p text:style-name="P51"><text:tab/><text:tab/><draw:frame draw:style-name="fr1" draw:name="Object57" text:anchor-type="as-char" svg:width="0.628cm" svg:height="0.492cm" draw:z-index="147"><draw:object xlink:href="./Object 95" xlink:type="simple" xlink:show="embed" xlink:actuate="onLoad"/><draw:image xlink:href="./ObjectReplacements/Object 95" xlink:type="simple" xlink:show="embed" xlink:actuate="onLoad"/></draw:frame> est la meilleure solution <draw:frame draw:style-name="fr1" draw:name="Object56" text:anchor-type="as-char" svg:width="2.048cm" svg:height="0.563cm" draw:z-index="148"><draw:object xlink:href="./Object 96" xlink:type="simple" xlink:show="embed" xlink:actuate="onLoad"/><draw:image xlink:href="./ObjectReplacements/Object 96" xlink:type="simple" xlink:show="embed" xlink:actuate="onLoad"/></draw:frame></text:p>
      <text:p text:style-name="P51"><text:tab/><text:tab/>If <draw:frame draw:style-name="fr1" draw:name="Object60" text:anchor-type="as-char" svg:width="2.302cm" svg:height="0.503cm" draw:z-index="149"><draw:object xlink:href="./Object 97" xlink:type="simple" xlink:show="embed" xlink:actuate="onLoad"/><draw:image xlink:href="./ObjectReplacements/Object 97" xlink:type="simple" xlink:show="embed" xlink:actuate="onLoad"/></draw:frame> then</text:p>
      <text:p text:style-name="P51"><text:tab/><text:tab/><text:tab/><draw:frame draw:style-name="fr1" draw:name="Object61" text:anchor-type="as-char" svg:width="1.249cm" svg:height="0.492cm" draw:z-index="150"><draw:object xlink:href="./Object 98" xlink:type="simple" xlink:show="embed" xlink:actuate="onLoad"/><draw:image xlink:href="./ObjectReplacements/Object 98" xlink:type="simple" xlink:show="embed" xlink:actuate="onLoad"/></draw:frame> and <draw:frame draw:style-name="fr1" draw:name="Object62" text:anchor-type="as-char" svg:width="1.092cm" svg:height="0.492cm" draw:z-index="151"><draw:object xlink:href="./Object 152" xlink:type="simple" xlink:show="embed" xlink:actuate="onLoad"/><draw:image xlink:href="./ObjectReplacements/Object 152" xlink:type="simple" xlink:show="embed" xlink:actuate="onLoad"/></draw:frame></text:p>
      <text:p text:style-name="P51"><text:tab/><text:tab/>else</text:p>
      <text:p text:style-name="P51"><text:tab/><text:tab/><text:tab/><draw:frame draw:style-name="fr1" draw:name="Object63" text:anchor-type="as-char" svg:width="1.715cm" svg:height="0.492cm" draw:z-index="152"><draw:object xlink:href="./Object 153" xlink:type="simple" xlink:show="embed" xlink:actuate="onLoad"/><draw:image xlink:href="./ObjectReplacements/Object 153" xlink:type="simple" xlink:show="embed" xlink:actuate="onLoad"/></draw:frame></text:p>
      <text:p text:style-name="P51"><text:tab/><text:tab/>end if</text:p>
      <text:p text:style-name="P51"><text:tab/>end while</text:p>
      <text:p text:style-name="P51">end while</text:p>
      <text:p text:style-name="P51">Return <draw:frame draw:style-name="fr1" draw:name="Objet79" text:anchor-type="as-char" svg:width="0.46cm" svg:height="0.492cm" draw:z-index="131"><draw:object xlink:href="./Object 79" xlink:type="simple" xlink:show="embed" xlink:actuate="onLoad"/><draw:image xlink:href="./ObjectReplacements/Object 79" xlink:type="simple" xlink:show="embed" xlink:actuate="onLoad"/></draw:frame></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1-<draw:frame draw:style-name="fr1" draw:name="Object66" text:anchor-type="as-char" svg:width="0.46cm" svg:height="0.492cm" draw:z-index="70"><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37"><draw:frame draw:style-name="fr1" draw:name="Object65" text:anchor-type="as-char" svg:width="2.607cm" svg:height="0.563cm" draw:z-index="71"><draw:object xlink:href="./Object 100" xlink:type="simple" xlink:show="embed" xlink:actuate="onLoad"/><draw:image xlink:href="./ObjectReplacements/Object 100" xlink:type="simple" xlink:show="embed" xlink:actuate="onLoad"/></draw:frame> : vecteur de rendement des actions ;</text:p>
        </text:list-item>
        <text:list-item>
          <text:p text:style-name="P37"><draw:frame draw:style-name="fr2" draw:name="Objet41" text:anchor-type="as-char" svg:width="1.222cm" svg:height="0.557cm" draw:z-index="88"><draw:object xlink:href="./Object 15" xlink:type="simple" xlink:show="embed" xlink:actuate="onLoad"/><draw:image xlink:href="./ObjectReplacements/Object 15" xlink:type="simple" xlink:show="embed" xlink:actuate="onLoad"/></draw:frame> : Rendement du portefeuille à l'instant k ;</text:p>
        </text:list-item>
        <text:list-item>
          <text:p text:style-name="P37"><draw:frame draw:style-name="fr1" draw:name="Object67" text:anchor-type="as-char" svg:width="0.46cm" svg:height="0.492cm" draw:z-index="72"><draw:object xlink:href="./Object 102" xlink:type="simple" xlink:show="embed" xlink:actuate="onLoad"/><draw:image xlink:href="./ObjectReplacements/Object 102" xlink:type="simple" xlink:show="embed" xlink:actuate="onLoad"/></draw:frame> : risque de notre VaR, soit la probabilité que la VaR annoncée soit dépassée pour un titre donné ;</text:p>
        </text:list-item>
        <text:list-item>
          <text:p text:style-name="P37"><draw:frame draw:style-name="fr1" draw:name="Object68" text:anchor-type="as-char" svg:width="0.566cm" svg:height="0.492cm" draw:z-index="73"><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La VaR étant définie par : <draw:frame draw:style-name="fr2" draw:name="Objet42" text:anchor-type="as-char" svg:width="6.696cm" svg:height="0.601cm" draw:z-index="93"><draw:object xlink:href="./Object 16" xlink:type="simple" xlink:show="embed" xlink:actuate="onLoad"/><draw:image xlink:href="./ObjectReplacements/Object 16" xlink:type="simple" xlink:show="embed" xlink:actuate="onLoad"/></draw:frame> où <draw:frame draw:style-name="fr2" draw:name="Objet86" text:anchor-type="as-char" svg:width="0.432cm" svg:height="0.49cm" draw:z-index="158"><draw:object xlink:href="./Object 159" xlink:type="simple" xlink:show="embed" xlink:actuate="onLoad"/><draw:image xlink:href="./ObjectReplacements/Object 159" xlink:type="simple" xlink:show="embed" xlink:actuate="onLoad"/></draw:frame> est l'espérance mathématique du rendement du portefeuille.</text:p>
      <text:p text:style-name="Text_20_body">où <draw:frame draw:style-name="fr2" draw:name="Objet43" text:anchor-type="as-char" svg:width="3.729cm" svg:height="1.178cm" draw:z-index="94"><draw:object xlink:href="./Object 17" xlink:type="simple" xlink:show="embed" xlink:actuate="onLoad"/><draw:image xlink:href="./ObjectReplacements/Object 17" xlink:type="simple" xlink:show="embed" xlink:actuate="onLoad"/></draw:frame>, on peut poser <draw:frame draw:style-name="fr2" draw:name="Objet33" text:anchor-type="as-char" svg:width="2.498cm" svg:height="0.547cm" draw:z-index="95"><draw:object xlink:href="./Object 14" xlink:type="simple" xlink:show="embed" xlink:actuate="onLoad"/><draw:image xlink:href="./ObjectReplacements/Object 14" xlink:type="simple" xlink:show="embed" xlink:actuate="onLoad"/></draw:frame>, <text:s/>et le problème revient à maximiser <draw:frame draw:style-name="fr2" draw:name="Objet44" text:anchor-type="as-char" svg:width="0.473cm" svg:height="0.492cm" draw:z-index="96"><draw:object xlink:href="./Object 19" xlink:type="simple" xlink:show="embed" xlink:actuate="onLoad"/><draw:image xlink:href="./ObjectReplacements/Object 19" xlink:type="simple" xlink:show="embed" xlink:actuate="onLoad"/></draw:frame> pour un <draw:frame draw:style-name="fr2" draw:name="Objet45" text:anchor-type="as-char" svg:width="0.45cm" svg:height="0.492cm" draw:z-index="97"><draw:object xlink:href="./Object 20" xlink:type="simple" xlink:show="embed" xlink:actuate="onLoad"/><draw:image xlink:href="./ObjectReplacements/Object 20" xlink:type="simple" xlink:show="embed" xlink:actuate="onLoad"/></draw:frame> fixe, soit résoudre le problème :</text:p>
      <text:p text:style-name="P7"><draw:frame draw:style-name="fr1" draw:name="Object64" text:anchor-type="as-char" svg:width="7.304cm" svg:height="6.489cm" draw:z-index="68"><draw:object xlink:href="./Object 99" xlink:type="simple" xlink:show="embed" xlink:actuate="onLoad"/><draw:image xlink:href="./ObjectReplacements/Object 99" xlink:type="simple" xlink:show="embed" xlink:actuate="onLoad"/></draw:frame></text:p>
      <text:p text:style-name="P2">Avec <draw:frame draw:style-name="fr2" draw:name="Objet5" text:anchor-type="as-char" svg:width="0.563cm" svg:height="0.547cm" draw:z-index="89"><draw:object xlink:href="./Object 11" xlink:type="simple" xlink:show="embed" xlink:actuate="onLoad"/><draw:image xlink:href="./ObjectReplacements/Object 11" xlink:type="simple" xlink:show="embed" xlink:actuate="onLoad"/></draw:frame> et <draw:frame draw:style-name="fr2" draw:name="Objet38" text:anchor-type="as-char" svg:width="0.688cm" svg:height="0.547cm" draw:z-index="90"><draw:object xlink:href="./Object 12" xlink:type="simple" xlink:show="embed" xlink:actuate="onLoad"/><draw:image xlink:href="./ObjectReplacements/Object 12" xlink:type="simple" xlink:show="embed" xlink:actuate="onLoad"/></draw:frame> définis par :</text:p>
      <text:p text:style-name="P42"><draw:frame draw:style-name="fr2" draw:name="Objet39" text:anchor-type="as-char" svg:width="4.576cm" svg:height="1.702cm" draw:z-index="91"><draw:object xlink:href="./Object 13" xlink:type="simple" xlink:show="embed" xlink:actuate="onLoad"/><draw:image xlink:href="./ObjectReplacements/Object 13" xlink:type="simple" xlink:show="embed" xlink:actuate="onLoad"/></draw:frame></text:p>
      <text:p text:style-name="P2">et <draw:frame draw:style-name="fr2" draw:name="Objet40" text:anchor-type="as-char" svg:width="2.027cm" svg:height="0.547cm" draw:z-index="92"><draw:object xlink:href="./Object 10" xlink:type="simple" xlink:show="embed" xlink:actuate="onLoad"/><draw:image xlink:href="./ObjectReplacements/Object 10" xlink:type="simple" xlink:show="embed" xlink:actuate="onLoad"/></draw:frame>.</text:p>
      <text:h text:style-name="Heading_20_2" text:outline-level="2"><text:soft-page-break/>Commentaires</text:h>
      <text:p text:style-name="Text_20_body">Pour résoudre ce problème, nous avons décidé de faire de l'analyse de scénario et de fixer <draw:frame draw:style-name="fr2" draw:name="Objet81" text:anchor-type="as-char" svg:width="0.594cm" svg:height="0.563cm" draw:z-index="153"><draw:object xlink:href="./Object 154" xlink:type="simple" xlink:show="embed" xlink:actuate="onLoad"/><draw:image xlink:href="./ObjectReplacements/Object 154" xlink:type="simple" xlink:show="embed" xlink:actuate="onLoad"/></draw:frame> entre chaque scénario. Nous résoudrons donc ce problème pour différents <draw:frame draw:style-name="fr2" draw:name="Objet82" text:anchor-type="as-char" svg:width="0.429cm" svg:height="0.49cm" draw:z-index="154"><draw:object xlink:href="./Object 155" xlink:type="simple" xlink:show="embed" xlink:actuate="onLoad"/><draw:image xlink:href="./ObjectReplacements/Object 155" xlink:type="simple" xlink:show="embed" xlink:actuate="onLoad"/></draw:frame>. Le problème ainsi posé peut donc sans problème être résolu par les méthodes que nous avons étudiées dans la partie déterministe. Nous allons revenir dessus brièvement pour détailler notre raisonnement. </text:p>
      <text:p text:style-name="Text_20_body">Une autre manière de faire aurait été de faire de l'analyse de scénario sur le <draw:frame draw:style-name="fr2" draw:name="Objet83" text:anchor-type="as-char" svg:width="0.473cm" svg:height="0.49cm" draw:z-index="155"><draw:object xlink:href="./Object 156" xlink:type="simple" xlink:show="embed" xlink:actuate="onLoad"/><draw:image xlink:href="./ObjectReplacements/Object 156" xlink:type="simple" xlink:show="embed" xlink:actuate="onLoad"/></draw:frame>, étant donné que l'espace de recherche de celui-ci est relativement réduit, et à chaque fois de maximiser le rendement. Nous implémenterons éventuellement cette méthode tant elle nous semble prometteuse.</text:p>
      <text:h text:style-name="Heading_20_2" text:outline-level="2">Méthodes de résolution</text:h>
      <text:h text:style-name="P12" text:outline-level="3">Relaxation lagrangienne</text:h>
      <text:h text:style-name="P45" text:outline-level="4">Relaxation lagrangienne</text:h>
      <text:p text:style-name="P8">Dans le cas stochastique, nous pouvons aussi utiliser la relaxation lagrangienne afin de minimiser la VaR <text:s/>et de trouver une borne inférieur à la solution du problème.</text:p>
      <text:p text:style-name="P43">Nous décidons d'intégrer à la fonction objectif, la contrainte (3b) qui nous oblige à determiner nos titres de maniere à ce que le rendement du portefeuille à l'itération k soit supérieur au rendement attendu <draw:frame draw:style-name="fr1" draw:name="Objet50" text:anchor-type="as-char" svg:width="0.473cm" svg:height="0.593cm" draw:z-index="104"><draw:object xlink:href="./Object 125" xlink:type="simple" xlink:show="embed" xlink:actuate="onLoad"/><draw:image xlink:href="./ObjectReplacements/Object 125" xlink:type="simple" xlink:show="embed" xlink:actuate="onLoad"/></draw:frame>, si le <draw:frame draw:style-name="fr1" draw:name="Objet51" text:anchor-type="as-char" svg:width="1.109cm" svg:height="0.706cm" draw:z-index="105"><draw:object xlink:href="./Object 126" xlink:type="simple" xlink:show="embed" xlink:actuate="onLoad"/><draw:image xlink:href="./ObjectReplacements/Object 126" xlink:type="simple" xlink:show="embed" xlink:actuate="onLoad"/></draw:frame>.</text:p>
      <text:p text:style-name="P43"/>
      <text:p text:style-name="P43">On ajoute donc à la fonction objectif la contrainte (3b):</text:p>
      <text:p text:style-name="P43"><draw:frame draw:style-name="fr1" draw:name="Objet52" text:anchor-type="as-char" svg:width="8.387cm" svg:height="0.727cm" draw:z-index="106"><draw:object xlink:href="./Object 127" xlink:type="simple" xlink:show="embed" xlink:actuate="onLoad"/><draw:image xlink:href="./ObjectReplacements/Object 127" xlink:type="simple" xlink:show="embed" xlink:actuate="onLoad"/></draw:frame></text:p>
      <text:p text:style-name="P43">On applique la pénalité <draw:frame draw:style-name="fr1" draw:name="Objet53" text:anchor-type="as-char" svg:width="0.443cm" svg:height="0.593cm" draw:z-index="107"><draw:object xlink:href="./Object 128" xlink:type="simple" xlink:show="embed" xlink:actuate="onLoad"/><draw:image xlink:href="./ObjectReplacements/Object 128" xlink:type="simple" xlink:show="embed" xlink:actuate="onLoad"/></draw:frame> à la contrainte, avec <draw:frame draw:style-name="fr1" draw:name="Objet54" text:anchor-type="as-char" svg:width="1.018cm" svg:height="0.596cm" draw:z-index="108"><draw:object xlink:href="./Object 129" xlink:type="simple" xlink:show="embed" xlink:actuate="onLoad"/><draw:image xlink:href="./ObjectReplacements/Object 129" xlink:type="simple" xlink:show="embed" xlink:actuate="onLoad"/></draw:frame>, et on remplace la fonction objectif par :</text:p>
      <text:p text:style-name="P43"><draw:frame draw:style-name="fr1" draw:name="Objet55" text:anchor-type="as-char" svg:width="14.861cm" svg:height="0.727cm" draw:z-index="109"><draw:object xlink:href="./Object 130" xlink:type="simple" xlink:show="embed" xlink:actuate="onLoad"/><draw:image xlink:href="./ObjectReplacements/Object 130" xlink:type="simple" xlink:show="embed" xlink:actuate="onLoad"/></draw:frame></text:p>
      <text:p text:style-name="P43"/>
      <text:p text:style-name="P8">En ajoutant la contrainte négative (3b), on trouve une borne inférieure à la fonction objectif. </text:p>
      <text:p text:style-name="Text_20_body"><draw:frame draw:style-name="fr1" draw:name="Objet56" text:anchor-type="as-char" svg:width="9.678cm" svg:height="0.727cm" draw:z-index="110"><draw:object xlink:href="./Object 131" xlink:type="simple" xlink:show="embed" xlink:actuate="onLoad"/><draw:image xlink:href="./ObjectReplacements/Object 131" xlink:type="simple" xlink:show="embed" xlink:actuate="onLoad"/></draw:frame></text:p>
      <text:p text:style-name="Text_20_body"/>
      <text:p text:style-name="P43">On obtient donc le programme relaxé suivant :</text:p>
      <text:p text:style-name="P43"><text:soft-page-break/><draw:frame draw:style-name="fr1" draw:name="Objet57" text:anchor-type="as-char" svg:width="6.68cm" svg:height="5.743cm" draw:z-index="111"><draw:object xlink:href="./Object 132" xlink:type="simple" xlink:show="embed" xlink:actuate="onLoad"/><draw:image xlink:href="./ObjectReplacements/Object 132" xlink:type="simple" xlink:show="embed" xlink:actuate="onLoad"/></draw:frame></text:p>
      <text:p text:style-name="P43"/>
      <text:h text:style-name="Heading_20_4" text:outline-level="4">Dual lagrangien</text:h>
      <text:p text:style-name="P8">Il nous faut maintenant trouver la meilleure des bornes inférieurs en maximisant notre solution trouvée. On utilise pour cela le dual lagrangien.</text:p>
      <text:p text:style-name="Text_20_body">On résout le problème tel que <draw:frame draw:style-name="fr1" draw:name="Objet58" text:anchor-type="as-char" svg:width="3.122cm" svg:height="0.596cm" draw:z-index="112"><draw:object xlink:href="./Object 133" xlink:type="simple" xlink:show="embed" xlink:actuate="onLoad"/><draw:image xlink:href="./ObjectReplacements/Object 133" xlink:type="simple" xlink:show="embed" xlink:actuate="onLoad"/></draw:frame>. </text:p>
      <text:p text:style-name="Text_20_body">Et pour tout <draw:frame draw:style-name="fr1" draw:name="Objet59" text:anchor-type="as-char" svg:width="0.443cm" svg:height="0.593cm" draw:z-index="113"><draw:object xlink:href="./Object 134" xlink:type="simple" xlink:show="embed" xlink:actuate="onLoad"/><draw:image xlink:href="./ObjectReplacements/Object 134" xlink:type="simple" xlink:show="embed" xlink:actuate="onLoad"/></draw:frame>, <draw:frame draw:style-name="fr1" draw:name="Objet60" text:anchor-type="as-char" svg:width="3.47cm" svg:height="0.7cm" draw:z-index="114"><draw:object xlink:href="./Object 135" xlink:type="simple" xlink:show="embed" xlink:actuate="onLoad"/><draw:image xlink:href="./ObjectReplacements/Object 135" xlink:type="simple" xlink:show="embed" xlink:actuate="onLoad"/></draw:frame>.</text:p>
      <text:p text:style-name="Text_20_body">Le problème dual est de la forme : <draw:frame draw:style-name="fr1" draw:name="Objet61" text:anchor-type="as-char" svg:width="4.757cm" svg:height="0.596cm" draw:z-index="115"><draw:object xlink:href="./Object 136" xlink:type="simple" xlink:show="embed" xlink:actuate="onLoad"/><draw:image xlink:href="./ObjectReplacements/Object 136" xlink:type="simple" xlink:show="embed" xlink:actuate="onLoad"/></draw:frame></text:p>
      <text:p text:style-name="Text_20_body">Pour résoudre ce problème, on choisit quelques points de <draw:frame draw:style-name="fr1" draw:name="Objet62" text:anchor-type="as-char" svg:width="0.201cm" svg:height="0.593cm" draw:z-index="116"><draw:object xlink:href="./Object 137" xlink:type="simple" xlink:show="embed" xlink:actuate="onLoad"/><draw:image xlink:href="./ObjectReplacements/Object 137" xlink:type="simple" xlink:show="embed" xlink:actuate="onLoad"/></draw:frame>, <draw:frame draw:style-name="fr1" draw:name="Objet63" text:anchor-type="as-char" svg:width="1.997cm" svg:height="0.707cm" draw:z-index="117"><draw:object xlink:href="./Object 138" xlink:type="simple" xlink:show="embed" xlink:actuate="onLoad"/><draw:image xlink:href="./ObjectReplacements/Object 138" xlink:type="simple" xlink:show="embed" xlink:actuate="onLoad"/></draw:frame>.</text:p>
      <text:p text:style-name="Text_20_body">Le dual s'écrit alors de la forme :</text:p>
      <text:p text:style-name="Text_20_body"><draw:frame draw:style-name="fr1" draw:name="Objet64" text:anchor-type="as-char" svg:width="10.102cm" svg:height="0.707cm" draw:z-index="118"><draw:object xlink:href="./Object 139" xlink:type="simple" xlink:show="embed" xlink:actuate="onLoad"/><draw:image xlink:href="./ObjectReplacements/Object 139" xlink:type="simple" xlink:show="embed" xlink:actuate="onLoad"/></draw:frame></text:p>
      <text:p text:style-name="Text_20_body">Il nous suffit ensuite de résoudre le programme linéaire suivant :</text:p>
      <text:p text:style-name="Text_20_body"><draw:frame draw:style-name="fr1" draw:name="Objet65" text:anchor-type="as-char" svg:width="3.796cm" svg:height="3.678cm" draw:z-index="119"><draw:object xlink:href="./Object 140" xlink:type="simple" xlink:show="embed" xlink:actuate="onLoad"/><draw:image xlink:href="./ObjectReplacements/Object 140" xlink:type="simple" xlink:show="embed" xlink:actuate="onLoad"/></draw:frame></text:p>
      <text:p text:style-name="Text_20_body">Le maximum du programme linéaire est atteint pour <draw:frame draw:style-name="fr1" draw:name="Objet66" text:anchor-type="as-char" svg:width="1.141cm" svg:height="0.706cm" draw:z-index="120"><draw:object xlink:href="./Object 141" xlink:type="simple" xlink:show="embed" xlink:actuate="onLoad"/><draw:image xlink:href="./ObjectReplacements/Object 141" xlink:type="simple" xlink:show="embed" xlink:actuate="onLoad"/></draw:frame> et à une valeur de <draw:frame draw:style-name="fr1" draw:name="Objet69" text:anchor-type="as-char" svg:width="0.661cm" svg:height="0.718cm" draw:z-index="121"><draw:object xlink:href="./Object 142" xlink:type="simple" xlink:show="embed" xlink:actuate="onLoad"/><draw:image xlink:href="./ObjectReplacements/Object 142" xlink:type="simple" xlink:show="embed" xlink:actuate="onLoad"/></draw:frame>, sachant que <draw:frame draw:style-name="fr1" draw:name="Objet70" text:anchor-type="as-char" svg:width="0.661cm" svg:height="0.718cm" draw:z-index="122"><draw:object xlink:href="./Object 143" xlink:type="simple" xlink:show="embed" xlink:actuate="onLoad"/><draw:image xlink:href="./ObjectReplacements/Object 143" xlink:type="simple" xlink:show="embed" xlink:actuate="onLoad"/></draw:frame> est une borne supérieure de <draw:frame draw:style-name="fr1" draw:name="Objet71" text:anchor-type="as-char" svg:width="0.661cm" svg:height="0.605cm" draw:z-index="123"><draw:object xlink:href="./Object 144" xlink:type="simple" xlink:show="embed" xlink:actuate="onLoad"/><draw:image xlink:href="./ObjectReplacements/Object 144" xlink:type="simple" xlink:show="embed" xlink:actuate="onLoad"/></draw:frame>, <draw:frame draw:style-name="fr1" draw:name="Objet72" text:anchor-type="as-char" svg:width="1.485cm" svg:height="0.718cm" draw:z-index="124"><draw:object xlink:href="./Object 145" xlink:type="simple" xlink:show="embed" xlink:actuate="onLoad"/><draw:image xlink:href="./ObjectReplacements/Object 145" xlink:type="simple" xlink:show="embed" xlink:actuate="onLoad"/></draw:frame>.</text:p>
      <text:p text:style-name="Text_20_body">On calcul <draw:frame draw:style-name="fr1" draw:name="Objet73" text:anchor-type="as-char" svg:width="0.661cm" svg:height="0.718cm" draw:z-index="125"><draw:object xlink:href="./Object 146" xlink:type="simple" xlink:show="embed" xlink:actuate="onLoad"/><draw:image xlink:href="./ObjectReplacements/Object 146" xlink:type="simple" xlink:show="embed" xlink:actuate="onLoad"/></draw:frame> où <draw:frame draw:style-name="fr1" draw:name="Objet74" text:anchor-type="as-char" svg:width="0.596cm" svg:height="0.706cm" draw:z-index="126"><draw:object xlink:href="./Object 147" xlink:type="simple" xlink:show="embed" xlink:actuate="onLoad"/><draw:image xlink:href="./ObjectReplacements/Object 147" xlink:type="simple" xlink:show="embed" xlink:actuate="onLoad"/></draw:frame> est un point qui atteint ce minimum.</text:p>
      <text:p text:style-name="Text_20_body">On alors <draw:frame draw:style-name="fr1" draw:name="Objet75" text:anchor-type="as-char" svg:width="2.872cm" svg:height="0.718cm" draw:z-index="127"><draw:object xlink:href="./Object 148" xlink:type="simple" xlink:show="embed" xlink:actuate="onLoad"/><draw:image xlink:href="./ObjectReplacements/Object 148" xlink:type="simple" xlink:show="embed" xlink:actuate="onLoad"/></draw:frame>.</text:p>
      <text:p text:style-name="P8">La propriété du test d'optimalité nous dit que si <draw:frame draw:style-name="fr1" draw:name="Objet76" text:anchor-type="as-char" svg:width="3.84cm" svg:height="0.727cm" draw:z-index="128"><draw:object xlink:href="./Object 149" xlink:type="simple" xlink:show="embed" xlink:actuate="onLoad"/><draw:image xlink:href="./ObjectReplacements/Object 149" xlink:type="simple" xlink:show="embed" xlink:actuate="onLoad"/></draw:frame> alors <draw:frame draw:style-name="fr1" draw:name="Objet77" text:anchor-type="as-char" svg:width="0.473cm" svg:height="0.593cm" draw:z-index="129"><draw:object xlink:href="./Object 150" xlink:type="simple" xlink:show="embed" xlink:actuate="onLoad"/><draw:image xlink:href="./ObjectReplacements/Object 150" xlink:type="simple" xlink:show="embed" xlink:actuate="onLoad"/></draw:frame> est solution optimale du problème primal et <draw:frame draw:style-name="fr1" draw:name="Objet78" text:anchor-type="as-char" svg:width="0.443cm" svg:height="0.593cm" draw:z-index="130"><draw:object xlink:href="./Object 151" xlink:type="simple" xlink:show="embed" xlink:actuate="onLoad"/><draw:image xlink:href="./ObjectReplacements/Object 151" xlink:type="simple" xlink:show="embed" xlink:actuate="onLoad"/></draw:frame> est optimal pour le problème lagrangien.</text:p>
      <text:p text:style-name="P43"><text:soft-page-break/>Chaque solution L(<draw:frame draw:style-name="fr1" draw:name="Objet67" text:anchor-type="as-char" svg:width="0.473cm" svg:height="0.593cm" draw:z-index="98"><draw:object xlink:href="./Object 21" xlink:type="simple" xlink:show="embed" xlink:actuate="onLoad"/><draw:image xlink:href="./ObjectReplacements/Object 21" xlink:type="simple" xlink:show="embed" xlink:actuate="onLoad"/></draw:frame>,<draw:frame draw:style-name="fr1" draw:name="Objet46" text:anchor-type="as-char" svg:width="0.443cm" svg:height="0.593cm" draw:z-index="99"><draw:object xlink:href="./Object 22" xlink:type="simple" xlink:show="embed" xlink:actuate="onLoad"/><draw:image xlink:href="./ObjectReplacements/Object 22" xlink:type="simple" xlink:show="embed" xlink:actuate="onLoad"/></draw:frame>) est une borne inférieur de la solution de la fonction objectif et L* est la meilleure. Si L(<draw:frame draw:style-name="fr1" draw:name="Objet68" text:anchor-type="as-char" svg:width="0.473cm" svg:height="0.593cm" draw:z-index="100"><draw:object xlink:href="./Object 50" xlink:type="simple" xlink:show="embed" xlink:actuate="onLoad"/><draw:image xlink:href="./ObjectReplacements/Object 50" xlink:type="simple" xlink:show="embed" xlink:actuate="onLoad"/></draw:frame>,<draw:frame draw:style-name="fr1" draw:name="Objet47" text:anchor-type="as-char" svg:width="0.443cm" svg:height="0.593cm" draw:z-index="101"><draw:object xlink:href="./Object 122" xlink:type="simple" xlink:show="embed" xlink:actuate="onLoad"/><draw:image xlink:href="./ObjectReplacements/Object 122" xlink:type="simple" xlink:show="embed" xlink:actuate="onLoad"/></draw:frame>)=<draw:frame draw:style-name="fr1" draw:name="Objet48" text:anchor-type="as-char" svg:width="0.817cm" svg:height="0.614cm" draw:z-index="102"><draw:object xlink:href="./Object 123" xlink:type="simple" xlink:show="embed" xlink:actuate="onLoad"/><draw:image xlink:href="./ObjectReplacements/Object 123" xlink:type="simple" xlink:show="embed" xlink:actuate="onLoad"/></draw:frame> alors <draw:frame draw:style-name="fr1" draw:name="Objet49" text:anchor-type="as-char" svg:width="2.529cm" svg:height="0.617cm" draw:z-index="103"><draw:object xlink:href="./Object 124" xlink:type="simple" xlink:show="embed" xlink:actuate="onLoad"/><draw:image xlink:href="./ObjectReplacements/Object 124" xlink:type="simple" xlink:show="embed" xlink:actuate="onLoad"/></draw:frame>. Si cela n'est pas vérifier, on utilisera L* pour résoudre les problèmes combinatoires au sein d'heuristiques.</text:p>
      <text:h text:style-name="Heading_20_3" text:outline-level="3">Recuit Simulé</text:h>
      <text:p text:style-name="Text_20_body"/>
      <text:h text:style-name="Heading_20_3" text:outline-level="3">Variable Neighbourghood Search (VNS)</text:h>
      <text:p text:style-name="Text_20_body">Le principe du VNS est le même que dans la partie stochastique, en remplaçant le <draw:frame draw:style-name="fr2" draw:name="Objet84" text:anchor-type="as-char" svg:width="0.462cm" svg:height="0.49cm" draw:z-index="156"><draw:object xlink:href="./Object 157" xlink:type="simple" xlink:show="embed" xlink:actuate="onLoad"/><draw:image xlink:href="./ObjectReplacements/Object 157" xlink:type="simple" xlink:show="embed" xlink:actuate="onLoad"/></draw:frame> du problème déterministe par le <draw:frame draw:style-name="fr2" draw:name="Objet85" text:anchor-type="as-char" svg:width="0.429cm" svg:height="0.49cm" draw:z-index="157"><draw:object xlink:href="./Object 158" xlink:type="simple" xlink:show="embed" xlink:actuate="onLoad"/><draw:image xlink:href="./ObjectReplacements/Object 158" xlink:type="simple" xlink:show="embed" xlink:actuate="onLoad"/></draw:frame> du problème stochastique, le déplacement dans le voisinage s'effectuant de la même manière, juste en vérifiant la contrainte (3c). Nous choisissons comme condition d'arrêt un nombre d'itérations de M/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6</text:page-number>/<text:page-count>16</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4</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technique</dc:title>
    <dc:subject>Optimisation de la gestion de portefeuille</dc:subject>
    <meta:initial-creator>Mathieu Fortin</meta:initial-creator>
    <meta:creation-date>2007-11-07T09:26:48</meta:creation-date>
    <dc:creator>Pierre Ruyssen</dc:creator>
    <dc:date>2007-11-09T15:50:53</dc:date>
    <meta:keyword>optimisation</meta:keyword>
    <meta:keyword>programme quadratique</meta:keyword>
    <meta:keyword>linéarisation</meta:keyword>
    <meta:keyword>lagrange</meta:keyword>
    <meta:keyword>stochastique</meta:keyword>
    <meta:editing-cycles>114</meta:editing-cycles>
    <meta:editing-duration>PT22H26M41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59" meta:page-count="16" meta:paragraph-count="241" meta:word-count="2375" meta:character-count="15369"/>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row>
      <math:mrow>
        <math:msup>
          <math:mo math:stretchy="false">γ</math:mo>
          <math:mtext>+</math:mtext>
        </math:msup>
        <math:mo math:stretchy="false">−</math:mo>
        <math:msup>
          <math:mo math:stretchy="false">γ</math:mo>
          <math:mtext>-</math:mtext>
        </math:msup>
      </math:mrow>
      <math:mo math:stretchy="false">≤</math:mo>
      <math:mn>1</math:mn>
    </math:mrow>
    <math:annotation math:encoding="StarMath 5.0">%gamma^"+" - %gamma^"-" &lt;= 1</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23/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24/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2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26/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2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2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2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3/content.xml><?xml version="1.0" encoding="utf-8"?>
<!DOCTYPE math  PUBLIC '-//OpenOffice.org//DTD Modified W3C MathML 1.01//EN'  'math.dtd'>
<math:math xmlns:math="http://www.w3.org/1998/Math/MathML">
  <math:semantics>
    <math:mtable>
      <math:mtr>
        <math:mrow>
          <math:mrow>
            <math:msup>
              <math:mo math:stretchy="false">γ</math:mo>
              <math:mtext>-</math:mtext>
            </math:msup>
            <math:mo math:stretchy="false">=</math:mo>
            <math:munder>
              <math:mi math:fontstyle="italic">min</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in</math:mi>
              <math:mrow>
                <math:mi>k</math:mi>
                <math:mi>,</math:mi>
                <math:mi>i</math:mi>
              </math:mrow>
            </math:munder>
          </math:mrow>
          <math:msubsup>
            <math:mo math:stretchy="false">ξ</math:mo>
            <math:mi>i</math:mi>
            <math:mi>k</math:mi>
          </math:msubsup>
        </math:mrow>
      </math:mtr>
      <math:mtr>
        <math:mrow>
          <math:mrow>
            <math:msup>
              <math:mo math:stretchy="false">γ</math:mo>
              <math:mtext>+</math:mtext>
            </math:msup>
            <math:mo math:stretchy="false">=</math:mo>
            <math:munder>
              <math:mi math:fontstyle="italic">max</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ax</math:mi>
              <math:mrow>
                <math:mi>k</math:mi>
                <math:mi>,</math:mi>
                <math:mi>i</math:mi>
              </math:mrow>
            </math:munder>
          </math:mrow>
          <math:msubsup>
            <math:mo math:stretchy="false">ξ</math:mo>
            <math:mi>i</math:mi>
            <math:mi>k</math:mi>
          </math:msubsup>
        </math:mrow>
      </math:mtr>
    </math:mtable>
    <math:annotation math:encoding="StarMath 5.0">%gamma^"-" = min csub {k,x in X} (%xi^k)^T = min csub {k,i} %xi_i^k
newline
%gamma^"+" = max csub {k,x in X} (%xi^k)^T = max csub {k,i} %xi_i^k</math:annotation>
  </math:semantics>
</math:math>
</file>

<file path=Object 13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3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32/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33/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34/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35/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36/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37/content.xml><?xml version="1.0" encoding="utf-8"?>
<!DOCTYPE math  PUBLIC '-//OpenOffice.org//DTD Modified W3C MathML 1.01//EN'  'math.dtd'>
<math:math xmlns:math="http://www.w3.org/1998/Math/MathML"/>
</file>

<file path=Object 138/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39/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4/content.xml><?xml version="1.0" encoding="utf-8"?>
<!DOCTYPE math  PUBLIC '-//OpenOffice.org//DTD Modified W3C MathML 1.01//EN'  'math.dtd'>
<math:math xmlns:math="http://www.w3.org/1998/Math/MathML">
  <math:semantics>
    <math:mrow>
      <math:mi math:fontstyle="italic">VaR</math:mi>
      <math:mo math:stretchy="false">=</math:mo>
      <math:mrow>
        <math:mo math:stretchy="false">ρ</math:mo>
        <math:mo math:stretchy="false">−</math:mo>
        <math:msup>
          <math:mo math:stretchy="false">γ</math:mo>
          <math:mtext>*</math:mtext>
        </math:msup>
      </math:mrow>
    </math:mrow>
    <math:annotation math:encoding="StarMath 5.0">VaR = %rho - %gamma^"*"</math:annotation>
  </math:semantics>
</math:math>
</file>

<file path=Object 140/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41/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42/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4/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45/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4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7/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48/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49/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p>
          <math:mo math:stretchy="false">ξ</math:mo>
          <math:mi>k</math:mi>
        </math:msup>
        <math:mi>x</math:mi>
      </math:mrow>
      <math:mo math:stretchy="false">)</math:mo>
    </math:mrow>
    <math:annotation math:encoding="StarMath 5.0">(%xi^k x)</math:annotation>
  </math:semantics>
</math:math>
</file>

<file path=Object 1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5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53/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154/content.xml><?xml version="1.0" encoding="utf-8"?>
<!DOCTYPE math  PUBLIC '-//OpenOffice.org//DTD Modified W3C MathML 1.01//EN'  'math.dtd'>
<math:math xmlns:math="http://www.w3.org/1998/Math/MathML">
  <math:semantics>
    <math:msub>
      <math:mi>z</math:mi>
      <math:mi>k</math:mi>
    </math:msub>
    <math:annotation math:encoding="StarMath 5.0">z_k</math:annotation>
  </math:semantics>
</math:math>
</file>

<file path=Object 155/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7/content.xml><?xml version="1.0" encoding="utf-8"?>
<!DOCTYPE math  PUBLIC '-//OpenOffice.org//DTD Modified W3C MathML 1.01//EN'  'math.dtd'>
<math:math xmlns:math="http://www.w3.org/1998/Math/MathML">
  <math:semantics>
    <math:mover math:accent="true">
      <math:mi>y</math:mi>
      <math:mo math:stretchy="false">→</math:mo>
    </math:mover>
    <math:annotation math:encoding="StarMath 5.0">vec y</math:annotation>
  </math:semantics>
</math:math>
</file>

<file path=Object 158/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9/content.xml><?xml version="1.0" encoding="utf-8"?>
<!DOCTYPE math  PUBLIC '-//OpenOffice.org//DTD Modified W3C MathML 1.01//EN'  'math.dtd'>
<math:math xmlns:math="http://www.w3.org/1998/Math/MathML">
  <math:semantics>
    <math:mover math:accent="true">
      <math:mi>r</math:mi>
      <math:mo>¯</math:mo>
    </math:mover>
    <math:annotation math:encoding="StarMath 5.0">overline r</math:annotation>
  </math:semantics>
</math:math>
</file>

<file path=Object 16/content.xml><?xml version="1.0" encoding="utf-8"?>
<!DOCTYPE math  PUBLIC '-//OpenOffice.org//DTD Modified W3C MathML 1.01//EN'  'math.dtd'>
<math:math xmlns:math="http://www.w3.org/1998/Math/MathML">
  <math:semantics>
    <math:mrow>
      <math:mrow>
        <math:mi math:fontstyle="italic">VaR</math:mi>
        <math:mo math:stretchy="false">=</math:mo>
        <math:mover math:accent="true">
          <math:mi>r</math:mi>
          <math:mo>¯</math:mo>
        </math:mover>
      </math:mrow>
      <math:mi>–</math:mi>
      <math:mi math:fontstyle="italic">max</math:mi>
      <math:mo math:stretchy="false">{</math:mo>
      <math:mrow>
        <math:mrow>
          <math:mo math:stretchy="false">γ</math:mo>
          <math:mo math:stretchy="false">∣</math:mo>
          <math:mrow>
            <math:mo math:stretchy="false">∑</math:mo>
            <math:msub>
              <math:mi>z</math:mi>
              <math:mi>k</math:mi>
            </math:msub>
          </math:mrow>
        </math:mrow>
        <math:mo math:stretchy="false">≥</math:mo>
        <math:mi>M</math:mi>
      </math:mrow>
      <math:mrow>
        <math:mo math:stretchy="false">(</math:mo>
        <math:mrow>
          <math:mn>1</math:mn>
          <math:mo math:stretchy="false">−</math:mo>
          <math:mo math:stretchy="false">α</math:mo>
        </math:mrow>
        <math:mo math:stretchy="false">)</math:mo>
      </math:mrow>
      <math:mo math:stretchy="false">}</math:mo>
    </math:mrow>
    <math:annotation math:encoding="StarMath 5.0">VaR = overline r  – max \{ %gamma divides sum z_k &gt;= M(1-%alpha) \}</math:annotation>
  </math:semantics>
</math:math>
</file>

<file path=Object 17/content.xml><?xml version="1.0" encoding="utf-8"?>
<!DOCTYPE math  PUBLIC '-//OpenOffice.org//DTD Modified W3C MathML 1.01//EN'  'math.dtd'>
<math:math xmlns:math="http://www.w3.org/1998/Math/MathML">
  <math:semantics>
    <math:mrow>
      <math:msub>
        <math:mi>z</math:mi>
        <math:mi>k</math:mi>
      </math:msub>
      <math:mo math:stretchy="false">=</math:mo>
      <math:mrow>
        <math:mo math:stretchy="true">{</math:mo>
        <math:mtable>
          <math:mtr>
            <math:mrow>
              <math:mn>1</math:mn>
              <math:mtext> si </math:mtext>
              <math:mrow>
                <math:mo math:stretchy="false">γ</math:mo>
                <math:mo math:stretchy="false">≤</math:mo>
                <math:mrow>
                  <math:mo math:stretchy="false">(</math:mo>
                  <math:mrow>
                    <math:msup>
                      <math:mo math:stretchy="false">ξ</math:mo>
                      <math:mi>k</math:mi>
                    </math:msup>
                    <math:mi>x</math:mi>
                  </math:mrow>
                  <math:mo math:stretchy="false">)</math:mo>
                </math:mrow>
              </math:mrow>
            </math:mrow>
          </math:mtr>
          <math:mtr>
            <math:mrow>
              <math:mn>0</math:mn>
              <math:mtext> sinon</math:mtext>
            </math:mrow>
          </math:mtr>
        </math:mtable>
      </math:mrow>
    </math:mrow>
    <math:annotation math:encoding="StarMath 5.0">z_k = left lbrace stack {1 " si " %gamma &lt;= (%xi^k x) # 0  " sinon"} right none</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2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8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4/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8/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9/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9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4/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8/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o math:stretchy="false">−</math:mo>
              <math:mo math:stretchy="false">γ</math:mo>
            </math:mrow>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z^"*" = - %gamma
newline

"s.c." left [ matrix {

%gamma^"-" &lt;= %gamma &lt;= %gamma^"+" # (3a)
##
z_k + %gamma - (%xi^k)^T x&lt;=1, k = 1:M # (3b)
##
sum from {i=1} to {M} z_i &gt;= M (1-%alpha) # (3c)
##
%mu^T x = %rho # (3d)
##
sum from {i=1} to {n} x_i = 1, x_i &gt;= 0, 1&lt;=i&lt;=n # (3e)
##
z_i in \{0, 1\}, 1&lt;=i&lt;=n # (3f)
} right none



</math:annotation>
  </math:semantics>
</math:math>
</file>